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2cm" fo:min-width="0cm"/>
    </style:style>
    <style:style style:name="gr2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458cm" fo:min-width="0cm"/>
    </style:style>
    <style:style style:name="gr6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stroke="solid" draw:stroke-dash="Ultrafine_20_Dashed" draw:marker-end="Arrow" draw:marker-end-width="0.3cm" draw:fill="none" draw:textarea-vertical-align="middle"/>
    </style:style>
    <style:style style:name="gr8" style:family="graphic" style:parent-style-name="objectwithoutfill">
      <style:graphic-properties draw:stroke="solid" draw:stroke-dash="Ultrafine_20_Dashed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solid" draw:stroke-dash="Ultrafine_20_Dashed"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dash" draw:stroke-dash="Ultrafine_20_Dashed" draw:fill="none" draw:textarea-vertical-align="middle"/>
    </style:style>
    <style:style style:name="gr11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2" style:family="graphic" style:parent-style-name="objectwithoutfill">
      <style:graphic-properties draw:stroke="dash" draw:stroke-dash="Ultrafine_20_Dashed"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204cm" fo:min-width="0cm"/>
    </style:style>
    <style:style style:name="gr14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512cm" fo:min-width="0cm"/>
    </style:style>
    <style:style style:name="gr15" style:family="graphic" style:parent-style-name="objectwithoutfill">
      <style:graphic-properties draw:stroke="solid" draw:stroke-dash="Ultrafine_20_Dashed" svg:stroke-width="0.102cm" draw:fill="none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none" draw:stroke-dash="Ultrafine_20_Dashed" svg:stroke-width="0cm" svg:stroke-color="#000000" draw:fill="none" draw:fill-color="#ffffff" draw:textarea-horizontal-align="left" draw:auto-grow-height="true" draw:auto-grow-width="true" fo:min-height="0.766cm" fo:min-width="0cm"/>
    </style:style>
    <style:style style:name="gr17" style:family="graphic" style:parent-style-name="objectwithoutfill">
      <style:graphic-properties draw:stroke="dash" draw:stroke-dash="Ultrafine_20_Dashed" svg:stroke-width="0cm" draw:fill="none" draw:textarea-vertical-align="middle"/>
    </style:style>
    <style:style style:name="gr18" style:family="graphic" style:parent-style-name="objectwithoutfill">
      <style:graphic-properties draw:stroke="dash" draw:stroke-dash="Ultrafine_20_Dashed" svg:stroke-width="0cm" draw:marker-end="Arrow" draw:marker-end-width="0.3cm" draw:fill="none" draw:textarea-vertical-align="middle"/>
    </style:style>
    <style:style style:name="gr19" style:family="graphic" style:parent-style-name="standard">
      <style:graphic-properties draw:stroke="none" draw:stroke-dash="Ultrafine_20_Dashed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1.318cm" svg:height="2.032cm" svg:x="1.89cm" svg:y="2.286cm">
          <draw:text-box>
            <text:p>DAC het standaard permissie systeem</text:p>
          </draw:text-box>
        </draw:frame>
        <draw:line draw:style-name="gr2" draw:text-style-name="P1" draw:layer="layout" svg:x1="4.826cm" svg:y1="5.588cm" svg:x2="4.826cm" svg:y2="7.776cm">
          <text:p/>
        </draw:line>
        <draw:line draw:style-name="gr3" draw:text-style-name="P1" draw:layer="layout" svg:x1="4.826cm" svg:y1="7.776cm" svg:x2="7.874cm" svg:y2="7.776cm">
          <text:p/>
        </draw:line>
        <draw:frame draw:style-name="gr4" draw:layer="layout" svg:width="9.832cm" svg:height="0.962cm" svg:x="2.286cm" svg:y="4.626cm">
          <draw:text-box>
            <text:p>MAC verplichte toegangscontrole</text:p>
          </draw:text-box>
        </draw:frame>
        <draw:line draw:style-name="gr3" draw:text-style-name="P1" draw:layer="layout" svg:x1="4.826cm" svg:y1="3.302cm" svg:x2="4.826cm" svg:y2="4.626cm">
          <text:p/>
        </draw:line>
        <draw:frame draw:style-name="gr5" draw:layer="layout" svg:width="3.952cm" svg:height="1.673cm" svg:x="7.816cm" svg:y="7.366cm">
          <draw:text-box>
            <text:p>enforcing</text:p>
            <text:p>(permissive)</text:p>
          </draw:text-box>
        </draw:frame>
        <draw:frame draw:style-name="gr6" draw:layer="layout" svg:width="2.856cm" svg:height="0.962cm" svg:x="3.319cm" svg:y="10.256cm">
          <draw:text-box>
            <text:p>disabled</text:p>
          </draw:text-box>
        </draw:frame>
        <draw:frame draw:style-name="gr6" draw:layer="layout" svg:width="2.826cm" svg:height="0.962cm" svg:x="13.462cm" svg:y="10.389cm">
          <draw:text-box>
            <text:p>targeted</text:p>
          </draw:text-box>
        </draw:frame>
        <draw:line draw:style-name="gr7" draw:text-style-name="P1" draw:layer="layout" svg:x1="4.826cm" svg:y1="7.62cm" svg:x2="4.826cm" svg:y2="10.16cm">
          <text:p/>
        </draw:line>
        <draw:line draw:style-name="gr8" draw:text-style-name="P1" draw:layer="layout" svg:x1="9.652cm" svg:y1="9.039cm" svg:x2="9.652cm" svg:y2="10.922cm">
          <text:p/>
        </draw:line>
        <draw:line draw:style-name="gr9" draw:text-style-name="P1" draw:layer="layout" svg:x1="9.652cm" svg:y1="10.922cm" svg:x2="13.462cm" svg:y2="10.922cm">
          <text:p/>
        </draw:line>
        <draw:line draw:style-name="gr10" draw:text-style-name="P1" draw:layer="layout" svg:x1="9.652cm" svg:y1="10.922cm" svg:x2="9.652cm" svg:y2="12.7cm">
          <text:p/>
        </draw:line>
        <draw:line draw:style-name="gr11" draw:text-style-name="P1" draw:layer="layout" svg:x1="9.652cm" svg:y1="12.392cm" svg:x2="13.498cm" svg:y2="12.392cm">
          <text:p/>
        </draw:line>
        <draw:line draw:style-name="gr10" draw:text-style-name="P1" draw:layer="layout" svg:x1="9.652cm" svg:y1="12.7cm" svg:x2="9.652cm" svg:y2="14.224cm">
          <text:p/>
        </draw:line>
        <draw:line draw:style-name="gr12" draw:text-style-name="P1" draw:layer="layout" svg:x1="9.652cm" svg:y1="14.224cm" svg:x2="13.462cm" svg:y2="14.224cm">
          <text:p/>
        </draw:line>
        <draw:frame draw:style-name="gr13" draw:layer="layout" svg:width="1.488cm" svg:height="0.962cm" svg:x="13.498cm" svg:y="11.873cm">
          <draw:text-box>
            <text:p>mls</text:p>
          </draw:text-box>
        </draw:frame>
        <draw:frame draw:style-name="gr14" draw:layer="layout" svg:width="1.844cm" svg:height="0.962cm" svg:x="13.396cm" svg:y="13.716cm">
          <draw:text-box>
            <text:p>strict</text:p>
          </draw:text-box>
        </draw:frame>
        <draw:line draw:style-name="gr15" draw:text-style-name="P1" draw:layer="layout" svg:x1="11.684cm" svg:y1="13.97cm" svg:x2="11.176cm" svg:y2="14.478cm">
          <text:p/>
        </draw:line>
        <draw:line draw:style-name="gr15" draw:text-style-name="P1" draw:layer="layout" svg:x1="11.176cm" svg:y1="13.97cm" svg:x2="11.684cm" svg:y2="14.478cm">
          <text:p/>
        </draw:line>
        <draw:line draw:style-name="gr8" draw:text-style-name="P1" draw:layer="layout" svg:x1="15.748cm" svg:y1="11.176cm" svg:x2="15.748cm" svg:y2="13.97cm">
          <text:p/>
        </draw:line>
        <draw:line draw:style-name="gr9" draw:text-style-name="P1" draw:layer="layout" svg:x1="15.748cm" svg:y1="13.97cm" svg:x2="17.78cm" svg:y2="13.97cm">
          <text:p/>
        </draw:line>
        <draw:frame draw:style-name="gr16" draw:layer="layout" svg:width="7.059cm" svg:height="1.016cm" svg:x="17.78cm" svg:y="13.462cm">
          <draw:text-box>
            <text:p>Type Enforcement (TE)</text:p>
          </draw:text-box>
        </draw:frame>
        <draw:line draw:style-name="gr17" draw:text-style-name="P1" draw:layer="layout" svg:x1="15.748cm" svg:y1="13.97cm" svg:x2="15.748cm" svg:y2="15.494cm">
          <text:p/>
        </draw:line>
        <draw:line draw:style-name="gr18" draw:text-style-name="P1" draw:layer="layout" svg:x1="15.748cm" svg:y1="15.494cm" svg:x2="17.78cm" svg:y2="15.494cm">
          <text:p/>
        </draw:line>
        <draw:line draw:style-name="gr17" draw:text-style-name="P1" draw:layer="layout" svg:x1="15.748cm" svg:y1="17.018cm" svg:x2="15.748cm" svg:y2="15.494cm">
          <text:p/>
        </draw:line>
        <draw:line draw:style-name="gr18" draw:text-style-name="P1" draw:layer="layout" svg:x1="15.748cm" svg:y1="17.018cm" svg:x2="17.78cm" svg:y2="17.018cm">
          <text:p/>
        </draw:line>
        <draw:frame draw:style-name="gr19" draw:layer="layout" svg:width="5.709cm" svg:height="0.962cm" svg:x="17.913cm" svg:y="15.04cm">
          <draw:text-box>
            <text:p>RBAC (aanvulling)</text:p>
          </draw:text-box>
        </draw:frame>
        <draw:frame draw:style-name="gr19" draw:layer="layout" svg:width="6.839cm" svg:height="0.962cm" svg:x="17.78cm" svg:y="16.51cm">
          <draw:text-box>
            <text:p>MCS/MLS (aanvulling)</text:p>
          </draw:text-box>
        </draw:frame>
        <draw:line draw:style-name="gr11" draw:text-style-name="P1" draw:layer="layout" svg:x1="14.811cm" svg:y1="12.407cm" svg:x2="15.638cm" svg:y2="12.407cm">
          <text:p/>
        </draw:lin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scar </meta:initial-creator>
    <meta:creation-date>2015-06-09T14:21:55.414047387</meta:creation-date>
    <dc:date>2015-06-09T15:57:46.840573213</dc:date>
    <dc:creator>Oscar </dc:creator>
    <meta:editing-duration>PT30M44S</meta:editing-duration>
    <meta:editing-cycles>6</meta:editing-cycles>
    <meta:generator>LibreOffice/4.2.7.2$Linux_X86_64 LibreOffice_project/420m0$Build-2</meta:generator>
    <meta:document-statistic meta:object-count="52"/>
  </office:meta>
</office:document-meta>
</file>